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85.2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11pt"/>
    </style:style>
    <style:style style:name="co5" style:family="table-column">
      <style:table-column-properties fo:break-before="auto" style:column-width="88.61pt"/>
    </style:style>
    <style:style style:name="co6" style:family="table-column">
      <style:table-column-properties fo:break-before="auto" style:column-width="128.95pt"/>
    </style:style>
    <style:style style:name="ro1" style:family="table-row">
      <style:table-row-properties style:row-height="22.1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3.86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Права директории</text:p>
          </table:table-cell>
          <table:table-cell office:value-type="string" calcext:value-type="string">
            <text:p>Права файла</text:p>
          </table:table-cell>
          <table:table-cell office:value-type="string" calcext:value-type="string">
            <text:p>Создание</text:p>
            <text:p>Файла</text:p>
          </table:table-cell>
          <table:table-cell office:value-type="string" calcext:value-type="string">
            <text:p>Удаление</text:p>
            <text:p> Файла</text:p>
          </table:table-cell>
          <table:table-cell office:value-type="string" calcext:value-type="string">
            <text:p>Запись </text:p>
            <text:p>в файл</text:p>
          </table:table-cell>
          <table:table-cell office:value-type="string" calcext:value-type="string">
            <text:p>Чтение </text:p>
            <text:p>Файла</text:p>
          </table:table-cell>
          <table:table-cell office:value-type="string" calcext:value-type="string">
            <text:p>Смена </text:p>
            <text:p>Директории</text:p>
          </table:table-cell>
          <table:table-cell office:value-type="string" calcext:value-type="string">
            <text:p>Просмотр файлов </text:p>
            <text:p>В директории</text:p>
          </table:table-cell>
          <table:table-cell office:value-type="string" calcext:value-type="string">
            <text:p>Переименование </text:p>
            <text:p>Файла в директории</text:p>
          </table:table-cell>
          <table:table-cell office:value-type="string" calcext:value-type="string">
            <text:p>Смена атрибутов </text:p>
            <text:p>Файла</text:p>
          </table:table-cell>
        </table:table-row>
        <table:table-row table:style-name="ro2">
          <table:table-cell table:number-columns-repeated="2" office:value-type="string" calcext:value-type="string">
            <text:p>D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D(000)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D(000)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D(000)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D(0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D(00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D(0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D(0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D(1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table:number-columns-repeated="2" office:value-type="string" calcext:value-type="string">
            <text:p>D(1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D(1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D(100)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D(1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D(10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D(1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D(10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D(2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D(200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table:number-columns-repeated="2" office:value-type="string" calcext:value-type="string">
            <text:p>D(2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D(200)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D(2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D(20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D(2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D(20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D(3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D(300)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D(3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table:number-columns-repeated="2" office:value-type="string" calcext:value-type="string">
            <text:p>D(300)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D(3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D(30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D(3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D(30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D(4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D(40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D(4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D(4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table:number-columns-repeated="2" office:value-type="string" calcext:value-type="string">
            <text:p>D(4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D(4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D(4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D(4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D(5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D(5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D(5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D(5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D(5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number-columns-repeated="2" office:value-type="string" calcext:value-type="string">
            <text:p>D(5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D(5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D(50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D(6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D(6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D(6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D(600)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D(6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D(60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table:number-columns-repeated="2" office:value-type="string" calcext:value-type="string">
            <text:p>D(6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700)</text:p>
          </table:table-cell>
          <table:table-cell office:value-type="string" calcext:value-type="string">
            <text:p>D(600)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000)</text:p>
          </table:table-cell>
          <table:table-cell office:value-type="string" calcext:value-type="string">
            <text:p>D(7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100)</text:p>
          </table:table-cell>
          <table:table-cell office:value-type="string" calcext:value-type="string">
            <text:p>D(70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200)</text:p>
          </table:table-cell>
          <table:table-cell office:value-type="string" calcext:value-type="string">
            <text:p>D(7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300)</text:p>
          </table:table-cell>
          <table:table-cell office:value-type="string" calcext:value-type="string">
            <text:p>D(700)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400)</text:p>
          </table:table-cell>
          <table:table-cell office:value-type="string" calcext:value-type="string">
            <text:p>D(7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(500)</text:p>
          </table:table-cell>
          <table:table-cell office:value-type="string" calcext:value-type="string">
            <text:p>D(70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(600)</text:p>
          </table:table-cell>
          <table:table-cell office:value-type="string" calcext:value-type="string">
            <text:p>D(70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number-columns-repeated="2" office:value-type="string" calcext:value-type="string">
            <text:p>D(700)</text:p>
          </table:table-cell>
          <table:table-cell table:number-columns-repeated="8" office:value-type="string" calcext:value-type="string">
            <text:p>+</text:p>
          </table:table-cell>
        </table:table-row>
      </table:table>
      <table:table table:name="Sheet2" table:style-name="ta1">
        <table:table-column table:style-name="co6" table:default-cell-style-name="Default"/>
        <table:table-column table:style-name="co3" table:number-columns-repeated="2" table:default-cell-style-name="Default"/>
        <table:table-row table:style-name="ro3">
          <table:table-cell office:value-type="string" calcext:value-type="string">
            <text:p>Операция</text:p>
          </table:table-cell>
          <table:table-cell office:value-type="string" calcext:value-type="string">
            <text:p>Мин </text:p>
            <text:p>права На </text:p>
            <text:p>Директорию</text:p>
          </table:table-cell>
          <table:table-cell office:value-type="string" calcext:value-type="string">
            <text:p>Мин </text:p>
            <text:p>права </text:p>
            <text:p>На файл</text:p>
          </table:table-cell>
        </table:table-row>
        <table:table-row table:style-name="ro2">
          <table:table-cell office:value-type="string" calcext:value-type="string">
            <text:p>Создание файла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Удаление файла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Чтение файла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Запись файла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Переименование файла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(00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3T18:37:55.923000000</meta:creation-date>
    <dc:date>2025-09-13T19:38:36.355000000</dc:date>
    <meta:editing-duration>PT8M49S</meta:editing-duration>
    <meta:editing-cycles>1</meta:editing-cycles>
    <meta:document-statistic meta:table-count="2" meta:cell-count="666" meta:object-count="0"/>
    <meta:generator>Neat_Office/6.2.8.2$Windows_x86 LibreOffice_project/</meta:generator>
  </office:meta>
</office:document-meta>
</file>